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2d6" officeooo:paragraph-rsid="001602d6"/>
    </style:style>
    <style:style style:name="P2" style:family="paragraph" style:parent-style-name="Standard">
      <style:text-properties officeooo:rsid="001602d6" officeooo:paragraph-rsid="001602d6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02d6" officeooo:paragraph-rsid="001602d6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paragraph-rsid="001602d6" style:font-weight-asian="bold" style:font-weight-complex="bold"/>
    </style:style>
    <style:style style:name="P5" style:family="paragraph" style:parent-style-name="Standard" style:list-style-name="L1">
      <style:text-properties officeooo:rsid="001602d6" officeooo:paragraph-rsid="001602d6"/>
    </style:style>
    <style:style style:name="P6" style:family="paragraph" style:parent-style-name="Standard" style:list-style-name="">
      <style:text-properties officeooo:rsid="001602d6" officeooo:paragraph-rsid="001602d6"/>
    </style:style>
    <style:style style:name="P7" style:family="paragraph" style:parent-style-name="Standard" style:list-style-name="L1">
      <style:text-properties officeooo:rsid="0019cd3f" officeooo:paragraph-rsid="0019cd3f"/>
    </style:style>
    <style:style style:name="P8" style:family="paragraph" style:parent-style-name="Standard" style:list-style-name="L1">
      <style:text-properties officeooo:rsid="001c8463" officeooo:paragraph-rsid="001c8463"/>
    </style:style>
    <style:style style:name="P9" style:family="paragraph" style:parent-style-name="Standard" style:list-style-name="L1">
      <style:text-properties officeooo:rsid="001c9243" officeooo:paragraph-rsid="001c9243"/>
    </style:style>
    <style:style style:name="P1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c5170" officeooo:paragraph-rsid="001c5170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602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02d6" style:font-style-asian="italic" style:font-style-complex="italic"/>
    </style:style>
    <style:style style:name="T6" style:family="text">
      <style:text-properties fo:font-style="italic" officeooo:rsid="001c9243" style:font-style-asian="italic" style:font-style-complex="italic"/>
    </style:style>
    <style:style style:name="T7" style:family="text">
      <style:text-properties fo:font-style="italic" style:text-underline-style="none" officeooo:rsid="001602d6" style:font-style-asian="italic" style:font-style-complex="italic"/>
    </style:style>
    <style:style style:name="T8" style:family="text">
      <style:text-properties fo:font-style="normal" officeooo:rsid="001602d6" style:font-style-asian="normal" style:font-style-complex="normal"/>
    </style:style>
    <style:style style:name="T9" style:family="text">
      <style:text-properties fo:font-style="normal" style:text-underline-style="none" officeooo:rsid="001602d6" style:font-style-asian="normal" style:font-style-complex="normal"/>
    </style:style>
    <style:style style:name="T10" style:family="text">
      <style:text-properties style:text-underline-style="none" officeooo:rsid="001602d6"/>
    </style:style>
    <style:style style:name="T11" style:family="text">
      <style:text-properties officeooo:rsid="001c92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léments sur les dérivées</text:p>
      <text:p text:style-name="P2"/>
      <text:list xml:id="list819632267551591448" text:style-name="L1">
        <text:list-item>
          <text:p text:style-name="P4"><text:span text:style-name="T3">Dérivée de</text:span><text:span text:style-name="T9"><draw:frame draw:style-name="fr2" draw:name="Objet6" text:anchor-type="as-char" svg:y="-0.503cm" svg:width="3.976cm" svg:height="0.64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5">On considère une fonction <text:span text:style-name="T4">f</text:span> dérivable sur un intervalle <text:span text:style-name="T4">I</text:span> et deux réels constants <text:span text:style-name="T4">a</text:span> et <text:span text:style-name="T4">b</text:span>.</text:p>
          <text:list>
            <text:list-header>
              <text:p text:style-name="P5">On note <text:span text:style-name="T4">J</text:span> l’intervalle fermée des réels <text:span text:style-name="T4">x</text:span> tel que<draw:frame draw:style-name="fr1" draw:name="Objet1" text:anchor-type="as-char" svg:y="-0.377cm" svg:width="1.7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5">Alors <text:span text:style-name="T4">g</text:span> est dérivable dans <text:span text:style-name="T4">J</text:span> et<draw:frame draw:style-name="fr1" draw:name="Objet2" text:anchor-type="as-char" svg:y="-0.377cm" svg:width="3.82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5"><draw:frame draw:style-name="fr1" draw:name="Objet3" text:anchor-type="as-char" svg:y="-4.747cm" svg:width="12.518cm" svg:height="9.342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  <text:p text:style-name="P5"/>
          <text:p text:style-name="P7"/>
          <text:p text:style-name="P7">Exemple :</text:p>
          <text:list text:continue-numbering="true">
            <text:list-header>
              <text:p text:style-name="P7"><draw:frame draw:style-name="fr1" draw:name="Objet4" text:anchor-type="as-char" svg:y="-3.455cm" svg:width="7.599cm" svg:height="6.738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  <text:p text:style-name="P5"/>
        </text:list-item>
      </text:list>
      <text:p text:style-name="P6"/>
      <text:list xml:id="list165561873490052" text:continue-numbering="true" text:style-name="L1">
        <text:list-item>
          <text:p text:style-name="P10">Dérivée de <draw:frame draw:style-name="fr2" draw:name="Objet5" text:anchor-type="as-char" svg:y="-0.55cm" svg:width="3.244cm" svg:height="0.693cm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8">On considère une fonction <text:span text:style-name="T4">u</text:span> <text:span text:style-name="T11">strictement positive sur </text:span><text:span text:style-name="T6">I</text:span><text:span text:style-name="T11">.</text:span></text:p>
          <text:list>
            <text:list-header>
              <text:p text:style-name="P9">Alors <text:span text:style-name="T4">f</text:span> est dérivable sur <text:span text:style-name="T4">I</text:span> et<draw:frame draw:style-name="fr2" draw:name="Objet7" text:anchor-type="as-char" svg:y="-0.637cm" svg:width="2.895cm" svg:height="1.067cm" draw:z-index="6"><draw:object xlink:href="./Object 7" xlink:type="simple" xlink:show="embed" xlink:actuate="onLoad"/><draw:image xlink:href="./ObjectReplacements/Object 7" xlink:type="simple" xlink:show="embed" xlink:actuate="onLoad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02d6" officeooo:paragraph-rsid="001602d6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Compléments sur les dérivées</text:p>
      </style:header>
      <style:footer>
        <text:p text:style-name="Footer"><text:tab/><text:span text:style-name="MT1"><text:page-number text:select-page="current">2</text:page-number></text:span>/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39:16.012000000</meta:creation-date>
    <dc:date>2018-12-07T16:55:59.790000000</dc:date>
    <meta:editing-duration>PT36M29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7" meta:page-count="2" meta:paragraph-count="13" meta:word-count="68" meta:character-count="363" meta:non-whitespace-character-count="305"/>
  </office:meta>
</office:document-meta>
</file>

<file path=Object 1/content.xml><?xml version="1.0" encoding="utf-8"?>
<math xmlns="http://www.w3.org/1998/Math/MathML" display="block">
  <semantics>
    <mrow>
      <mi>a</mi>
      <mrow>
        <mrow>
          <mi>x</mi>
          <mo stretchy="false">+</mo>
          <mi>b</mi>
        </mrow>
        <mo stretchy="false">∈</mo>
        <mi>I</mi>
      </mrow>
    </mrow>
    <annotation encoding="StarMath 5.0">a x + b in I</annotation>
  </semantics>
</math>
</file>

<file path=Object 2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×</mo>
          <mi>f</mi>
        </mrow>
      </mrow>
      <mi>'</mi>
      <mrow>
        <mo fence="true" stretchy="false">(</mo>
        <mrow>
          <mrow>
            <mi>a</mi>
            <mrow>
              <mi>x</mi>
              <mo stretchy="false">+</mo>
              <mi>b</mi>
            </mrow>
          </mrow>
        </mrow>
        <mo fence="true" stretchy="false">)</mo>
      </mrow>
    </mrow>
    <annotation encoding="StarMath 5.0">g'( x ) = a times f'( a x + b )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g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i>a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b</mi>
                          </mrow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>
            <mtext>                        </mtext>
            <mo stretchy="false">=</mo>
            <mfrac>
              <mrow>
                <mi>f</mi>
                <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a</mi>
                        </mrow>
                        <mrow>
                          <mi>h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row>
                      <mi>a</mi>
                      <mrow>
                        <mi>x</mi>
                        <mo stretchy="false">+</mo>
                        <mi>b</mi>
                      </mrow>
                    </mrow>
                  </mrow>
                  <mo fence="true" stretchy="false">)</mo>
                </mrow>
              </mrow>
              <mi>h</mi>
            </mfrac>
          </mrow>
        </mtd>
      </mtr>
      <mtr>
        <mtd>
          <mrow>
            <mrow>
              <mtext>                        </mtext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row>
                                    <mi>x</mi>
                                    <mo stretchy="false">+</mo>
                                    <mi>b</mi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a</mi>
                          </mrow>
                          <mi>h</mi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 ; soit en posant </mtext>
            <mrow>
              <mo fence="true" stretchy="true">{</mo>
              <mrow>
                <mtable>
                  <mtr>
                    <mtd>
                      <mrow>
                        <mtext/>
                        <mi>a</mi>
                        <mrow>
                          <mrow>
                            <mi>x</mi>
                            <mo stretchy="false">+</mo>
                            <mi>b</mi>
                          </mrow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text/>
                        <mi>a</mi>
                        <mrow>
                          <mi>h</mi>
                          <mo stretchy="false">=</mo>
                          <mi>H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                        </mtext>
            <mo stretchy="false">=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×</mo>
              <mi>a</mi>
            </mrow>
          </mrow>
        </mtd>
      </mtr>
      <mtr>
        <mtd>
          <mrow>
            <mtext>    Or </mtext>
            <mi>h</mi>
            <mo stretchy="false">→</mo>
            <mn>0</mn>
            <mo stretchy="false">⇔</mo>
            <mi>H</mi>
            <mo stretchy="false">→</mo>
            <mn>0</mn>
          </mrow>
        </mtd>
      </mtr>
      <mtr>
        <mtd>
          <mrow>
            <mtext>     et </mtext>
            <mrow>
              <mi>x</mi>
              <mo stretchy="false">∈</mo>
              <mi>J</mi>
            </mrow>
            <mo stretchy="false">⇔</mo>
            <mrow>
              <mi>X</mi>
              <mo stretchy="false">∈</mo>
              <mi>I</mi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frac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i>H</mi>
                      </mfrac>
                      <mo stretchy="false">×</mo>
                      <mi>a</mi>
                    </mrow>
                  </mrow>
                  <mo fence="true" stretchy="true">]</mo>
                </mrow>
              </mrow>
            </mrow>
          </mrow>
        </mtd>
      </mtr>
      <mtr>
        <mtd>
          <mrow>
            <mrow>
              <mtext>                                         </mtext>
              <mo stretchy="false">=</mo>
              <mrow>
                <mi>a</mi>
                <mo stretchy="false">×</mo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H</mi>
                  </mfrac>
                </mrow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si </mtext>
            <mi>f</mi>
            <mtext> est dérivable en </mtext>
            <mrow>
              <mi>X</mi>
              <mo stretchy="false">=</mo>
              <mi>a</mi>
            </mrow>
            <mrow>
              <mi>x</mi>
              <mo stretchy="false">+</mo>
              <mi>b</mi>
            </mrow>
          </mrow>
        </mtd>
      </mtr>
      <mtr>
        <mtd>
          <mrow>
            <mtext>      soit si </mtext>
            <mrow>
              <mi>x</mi>
              <mo stretchy="false">∈</mo>
              <mi>J</mi>
            </mrow>
          </mrow>
        </mtd>
      </mtr>
      <mtr>
        <mtd>
          <mrow>
            <mtext>En conclusion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  <mtext> pour </mtext>
            <mrow>
              <mi>x</mi>
              <mo stretchy="false">∈</mo>
              <mi>J</mi>
            </mrow>
          </mrow>
        </mtd>
      </mtr>
    </mtable>
    <annotation encoding="StarMath 5.0">"" {g(x+h)-g(x)}over h = {f[a(x+h)+b]-f(a x+b)}over h  newline
"                        " = {f(a x+a h+b)-f(a x+b)}over h  newline
"                        " = {f[(a x+b)+a h]-f(a x+b)}over h " ; soit en posant " left lbrace binom{"" a x+b = X}{"" a h=H} right none  newline
"                        " = {{f(X+H)-f(X)}over H} times a  newline
"    Or " h -&gt; 0 dlrarrow H -&gt; 0  newline
"     et " x in J dlrarrow X in I  newline
" donc " lim from{h-&gt;0}{{g(x+h)-g(x)}over h} = lim from{H-&gt;0} left[{f(X+H)-f(X)}over H times a right]  newline
"                                         " = a times lim from{H-&gt;0}{{f(X+H)-f(X)}over H} = a times f'( X )  newline
"    si " f " est dérivable en " X = a x+b  newline
"      soit si " x in J  newline
"En conclusion " lim from{ h-&gt;0 }{{g(x+h)-g(x)}over h} = a times f'(a x+b) " pour " x in J</annotation>
  </semantics>
</math>
</file>

<file path=Object 4/content.xml><?xml version="1.0" encoding="utf-8"?>
<math xmlns="http://www.w3.org/1998/Math/MathML" display="block">
  <semantics>
    <mtable>
      <mtr>
        <mtd>
          <mrow>
            <mtext>Soit </mtext>
            <mi>g</mi>
            <mtext> définie sur </mtext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5</mn>
                  </mfrac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pa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qrt>
                <mrow>
                  <mn>5</mn>
                  <mrow>
                    <mi>x</mi>
                    <mo stretchy="false">+</mo>
                    <mn>3</mn>
                  </mrow>
                </mrow>
              </msqrt>
            </mrow>
          </mrow>
        </mtd>
      </mtr>
      <mtr>
        <mtd>
          <mrow/>
        </mtd>
      </mtr>
      <mtr>
        <mtd>
          <mtext>Dérivabilité ? </mtext>
        </mtd>
      </mtr>
      <mtr>
        <mtd>
          <mrow>
            <mtext>  La fonction racine est dérivable sur </mtext>
            <mrow>
              <mi mathvariant="normal">ℝ</mi>
              <mo stretchy="false">+</mo>
              <mrow>
                <mrow/>
                <mo stretchy="false">∗</mo>
                <mrow/>
              </mrow>
            </mrow>
          </mrow>
        </mtd>
      </mtr>
      <mtr>
        <mtd>
          <mrow>
            <mtext>  donc la fonction </mtext>
            <mi>g</mi>
            <mtext> est dérivable </mtext>
          </mrow>
        </mtd>
      </mtr>
      <mtr>
        <mtd>
          <mrow>
            <mtext>  pour </mtext>
            <mrow>
              <mi>x</mi>
              <mo stretchy="false">∈</mo>
              <mrow>
                <mo fence="true" stretchy="true">]</mo>
                <mrow>
                  <mrow>
                    <mfrac>
                      <mrow>
                        <mo stretchy="false">−</mo>
                        <mn>3</mn>
                      </mrow>
                      <mn>5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  <mtext> car </mtext>
            <mn>5</mn>
            <mrow>
              <mrow>
                <mi>x</mi>
                <mo stretchy="false">+</mo>
                <mn>3</mn>
              </mrow>
              <mo stretchy="false">&gt;</mo>
              <mn>0</mn>
            </mrow>
            <mo stretchy="false">⇔</mo>
            <mrow>
              <mi>x</mi>
              <mo stretchy="false">&gt;</mo>
              <mfrac>
                <mrow>
                  <mo stretchy="false">−</mo>
                  <mn>3</mn>
                </mrow>
                <mn>5</mn>
              </mfrac>
            </mrow>
          </mrow>
        </mtd>
      </mtr>
      <mtr>
        <mtd>
          <mrow/>
        </mtd>
      </mtr>
      <mtr>
        <mtd>
          <mtext>Dérivée ? </mtext>
        </mtd>
      </mtr>
      <mtr>
        <mtd>
          <mrow>
            <mtext>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×</mo>
                <mfrac>
                  <mn>1</mn>
                  <mrow>
                    <mn>2</mn>
                    <msqrt>
                      <mrow>
                        <mn>5</mn>
                        <mrow>
                          <mi>x</mi>
                          <mo stretchy="false">+</mo>
                          <mn>3</mn>
                        </mrow>
                      </mrow>
                    </msqrt>
                  </mrow>
                </mfrac>
              </mrow>
              <mo stretchy="false">=</mo>
              <mfrac>
                <mn>5</mn>
                <mrow>
                  <mn>2</mn>
                  <msqrt>
                    <mrow>
                      <mn>5</mn>
                      <mrow>
                        <mi>x</mi>
                        <mo stretchy="false">+</mo>
                        <mn>3</mn>
                      </mrow>
                    </mrow>
                  </msqrt>
                </mrow>
              </mfrac>
            </mrow>
          </mrow>
        </mtd>
      </mtr>
    </mtable>
    <annotation encoding="StarMath 5.0">"Soit " g " définie sur " left[ -3over5 ; +infinity right[  newline
"par " g( x ) = sqrt{ 5x+3 }  newline 
newline
"Dérivabilité ? "  newline
"  La fonction racine est dérivable sur " setR+{}*{}  newline
"  donc la fonction " g " est dérivable "  newline
"  pour " x in left] -3over5 ; +infinity right[ " car " 5x+3 &gt; 0  dlrarrow x &gt; -3over5  newline 
newline
"Dérivée ? "  newline
"  " g'(x) = 5 times {1over{2sqrt{5x+3}}} = 5over{2sqrt{5x+3}}</annotation>
  </semantics>
</math>
</file>

<file path=Object 5/content.xml><?xml version="1.0" encoding="utf-8"?>
<math xmlns="http://www.w3.org/1998/Math/MathML" display="block">
  <semantics>
    <mstyle mathvariant="bold">
      <mstyle mathsize="16pt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row>
      </mstyle>
    </mstyle>
    <annotation encoding="StarMath 5.0">bold size 16 { f( x ) = sqrt{ u(x) } }</annotation>
  </semantics>
</math>
</file>

<file path=Object 6/content.xml><?xml version="1.0" encoding="utf-8"?>
<math xmlns="http://www.w3.org/1998/Math/MathML" display="block">
  <semantics>
    <mstyle mathvariant="bold">
      <mstyle mathsize="16pt">
        <mrow>
          <mi>g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f</mi>
          </mrow>
          <mrow>
            <mo fence="true" stretchy="false">(</mo>
            <mrow>
              <mrow>
                <mi>a</mi>
                <mrow>
                  <mi>x</mi>
                  <mo stretchy="false">+</mo>
                  <mi>b</mi>
                </mrow>
              </mrow>
            </mrow>
            <mo fence="true" stretchy="false">)</mo>
          </mrow>
        </mrow>
      </mstyle>
    </mstyle>
    <annotation encoding="StarMath 5.0">bold size 16 { g ( x ) = f ( a x + b ) }</annotation>
  </semantics>
</math>
</file>

<file path=Object 7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f’(x) = {u'(x)}over{2sqrt{u(x)}}</annotation>
  </semantics>
</math>
</file>